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883d" officeooo:paragraph-rsid="0010883d"/>
    </style:style>
    <style:style style:name="P2" style:family="paragraph" style:parent-style-name="Standard">
      <style:paragraph-properties fo:text-align="end" style:justify-single-word="false"/>
      <style:text-properties officeooo:rsid="0010883d" officeooo:paragraph-rsid="001088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1">&lt;br&gt;</text:p>
      <text:p text:style-name="P1">&lt;br&gt;Han cesado las lluvias o, en todo caso,</text:p>
      <text:p text:style-name="P1">&lt;br&gt;es seco por donde camino,</text:p>
      <text:p text:style-name="P1">&lt;br&gt;pero no, ya se secó la vaca del cielo.</text:p>
      <text:p text:style-name="P1">&lt;br&gt;Yo no puedo salvarte de que el mundo sea, finalmente,</text:p>
      <text:p text:style-name="P1">&lt;br&gt;en blanco y negro.</text:p>
      <text:p text:style-name="P1">&lt;br&gt;(y, quiero que lo sepas, me gustaría).</text:p>
      <text:p text:style-name="P1">&lt;br&gt;Pero ¿de dónde saco esos colores?, ¿te los imaginas?</text:p>
      <text:p text:style-name="P1">&lt;br&gt;¿Te imaginas que hubiera encontrado el avecita muerta,</text:p>
      <text:p text:style-name="P1">&lt;br&gt;es día,</text:p>
      <text:p text:style-name="P1">&lt;br&gt;y, en vez de enterrarla, la hubiera pintado</text:p>
      <text:p text:style-name="P1">&lt;br&gt;para esconder…?</text:p>
      <text:p text:style-name="P1">&lt;br&gt;(¿por qué? Te crees que Beppo se asustó de las flores?).</text:p>
      <text:p text:style-name="P1">&lt;br&gt;Eso sí que mataría las cosas</text:p>
      <text:p text:style-name="P2">&lt;div class=”firma”&gt;Paloma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28:47.830788185</meta:creation-date>
    <dc:date>2017-10-17T12:35:02.380443156</dc:date>
    <meta:editing-duration>PT6M17S</meta:editing-duration>
    <meta:editing-cycles>1</meta:editing-cycles>
    <meta:document-statistic meta:table-count="0" meta:image-count="0" meta:object-count="0" meta:page-count="1" meta:paragraph-count="16" meta:word-count="97" meta:character-count="578" meta:non-whitespace-character-count="497"/>
    <meta:generator>LibreOffice/5.1.6.2$Linux_X86_64 LibreOffice_project/10m0$Build-2</meta:generator>
  </office:meta>
</office:document-meta>
</file>